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schacon.github.com/git/githooks.html#_prepare_commit_msg">http://schacon.github.com/git/githooks.html#_prepare_commit_msg</text:a></text:p>
      <text:p text:style-name="Standard"/>
      <text:p text:style-name="Standard"><text:a xlink:type="simple" xlink:href="http://fogbugz.stackexchange.com/fogbugz-xml-api">http://fogbugz.stackexchange.com/fogbugz-xml-api</text:a></text:p>
      <text:p text:style-name="Standard"/>
      <text:p text:style-name="Standard">http://git-scm.com/book/en/Git-Internals-Git-Objec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5T08:30:11.23</meta:creation-date>
    <dc:date>2012-05-15T08:45:16.98</dc:date>
    <meta:editing-duration>PT1M25S</meta:editing-duration>
    <meta:editing-cycles>2</meta:editing-cycles>
    <meta:generator>LibreOffice/3.4$Win32 LibreOffice_project/340m1$Build-402</meta:generator>
    <meta:document-statistic meta:table-count="0" meta:image-count="0" meta:object-count="0" meta:page-count="1" meta:paragraph-count="3" meta:word-count="3" meta:character-count="163" meta:non-whitespace-character-count="163"/>
  </office:meta>
</office:document-meta>
</file>